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lt" fo:country="LT" officeooo:rsid="000d5b7b" officeooo:paragraph-rsid="000d5b7b" fo:background-color="transparent" style:language-asian="zxx" style:country-asian="none" style:language-complex="zxx" style:country-complex="none"/>
    </style:style>
    <style:style style:name="P2" style:family="paragraph" style:parent-style-name="Text_20_body">
      <style:text-properties fo:language="lt" fo:country="LT" officeooo:rsid="000d5b7b" officeooo:paragraph-rsid="000daaa3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text-properties fo:language="lt" fo:country="LT" officeooo:rsid="000daaa3" officeooo:paragraph-rsid="000daaa3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text-properties fo:language="lt" fo:country="LT" officeooo:rsid="000fc2de" officeooo:paragraph-rsid="000fc2de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text-properties fo:language="lt" fo:country="LT" officeooo:rsid="000daaa3" officeooo:paragraph-rsid="000daaa3" fo:background-color="transparent"/>
    </style:style>
    <style:style style:name="P7" style:family="paragraph" style:parent-style-name="Title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8" style:family="paragraph" style:parent-style-name="Heading_20_1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9" style:family="paragraph" style:parent-style-name="Heading_20_1">
      <style:text-properties fo:language="lt" fo:country="LT" officeooo:rsid="000daaa3" officeooo:paragraph-rsid="000daaa3" fo:background-color="transparent"/>
    </style:style>
    <style:style style:name="P10" style:family="paragraph" style:parent-style-name="Heading_20_3">
      <style:text-properties fo:language="lt" fo:country="LT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Heading_20_3">
      <style:text-properties fo:language="lt" fo:country="LT" officeooo:paragraph-rsid="000c83b2" fo:background-color="transparent" style:language-asian="zxx" style:country-asian="none" style:language-complex="zxx" style:country-complex="none"/>
    </style:style>
    <style:style style:name="P12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fo:font-weight="bold" officeooo:rsid="000c83b2" officeooo:paragraph-rsid="000c83b2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officeooo:rsid="000c83b2" officeooo:paragraph-rsid="000c83b2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officeooo:paragraph-rsid="000c83b2" fo:background-color="transparent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 style:list-style-name="L1">
      <style:text-properties fo:language="lt" fo:country="LT" fo:font-weight="bold" officeooo:rsid="000c83b2" officeooo:paragraph-rsid="000c83b2" fo:background-color="transparent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 style:list-style-name="L1">
      <style:text-properties fo:language="lt" fo:country="LT" officeooo:paragraph-rsid="000c83b2" fo:background-color="transparent" style:language-asian="zxx" style:country-asian="none" style:language-complex="zxx" style:country-complex="none"/>
    </style:style>
    <style:style style:name="P17" style:family="paragraph" style:parent-style-name="Text_20_body" style:list-style-name="L3">
      <style:text-properties fo:language="lt" fo:country="LT" officeooo:rsid="000daaa3" officeooo:paragraph-rsid="000daaa3" fo:background-color="transparent"/>
    </style:style>
    <style:style style:name="T1" style:family="text">
      <style:text-properties officeooo:rsid="000c83b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3b2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3b2" style:font-size-asian="12pt" style:font-style-asian="normal" style:font-weight-asian="normal" style:font-size-complex="12pt" style:font-weight-complex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c83b2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83b2" style:font-weight-asian="bold" style:font-weight-complex="bold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0c83b2" style:font-weight-asian="normal" style:font-weight-complex="normal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c83b2" style:font-size-asian="12pt" style:font-weight-asian="normal" style:font-size-complex="12pt" style:font-weight-complex="normal"/>
    </style:style>
    <style:style style:name="T14" style:family="text">
      <style:text-properties officeooo:rsid="000daa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taskaita</text:p>
      <text:p text:style-name="P5">GitHub nuoroda: <text:a xlink:type="simple" xlink:href="https://github.com/Juliakas/parallel_2" text:style-name="Internet_20_link" text:visited-style-name="Visited_20_Internet_20_Link">https://github.com/Juliakas/parallel_2</text:a></text:p>
      <text:h text:style-name="P8" text:outline-level="1">1 Užduotis</text:h>
      <text:p text:style-name="P1">Aprašomi sprendimai pagal naujų objektų skaičių ir nuoseklaus algoritmo laikai.</text:p>
      <text:p text:style-name="P3">Optimalios vietos:</text:p>
      <text:list xml:id="list71524543" text:style-name="L1">
        <text:list-item>
          <text:p text:style-name="P15">3 naujiems objektams. <text:span text:style-name="T2">0 1 20 (510884)<text:line-break/>Uždavinio laikas: 5.11</text:span></text:p>
        </text:list-item>
        <text:list-item>
          <text:p text:style-name="P16"><text:span text:style-name="T9">4 naujiems objektams. </text:span><text:span text:style-name="T3">0 1 10 20 (599737)<text:line-break/></text:span><text:span text:style-name="T11">Uždavinio lai</text:span><text:span text:style-name="T13">kas: </text:span><text:span text:style-name="T5">30.47</text:span></text:p>
        </text:list-item>
        <text:list-item>
          <text:p text:style-name="P15">5 naujiems objektams. <text:span text:style-name="T2">0 1 10 20 22 (678416)<text:line-break/></text:span><text:span text:style-name="T10">Uždavinio lai</text:span><text:span text:style-name="T12">kas: </text:span><text:span text:style-name="T4">137.38</text:span></text:p>
        </text:list-item>
      </text:list>
      <text:h text:style-name="P8" text:outline-level="1">2 Užduotis</text:h>
      <text:p text:style-name="P1">Aprašomi laikai sekundėmis, kai pritaikytas sulygiagretinimo sprendimas naudojant Open MPI.</text:p>
      <text:h text:style-name="P10" text:outline-level="3">3 naujiems objektams.</text:h>
      <text:list xml:id="list3611909594" text:style-name="L2">
        <text:list-item>
          <text:p text:style-name="P12">1 procesas: <text:span text:style-name="T2">5.2962</text:span></text:p>
        </text:list-item>
        <text:list-item>
          <text:p text:style-name="P12">2 procesai: <text:span text:style-name="T2">2.709</text:span></text:p>
        </text:list-item>
        <text:list-item>
          <text:p text:style-name="P13"><text:span text:style-name="T8">4 procesai: </text:span><text:span text:style-name="T2">2.06213</text:span></text:p>
        </text:list-item>
      </text:list>
      <text:h text:style-name="P11" text:outline-level="3"><text:span text:style-name="T9">4</text:span><text:span text:style-name="T8"> naujiems objektams.</text:span></text:h>
      <text:list xml:id="list100257170718298" text:continue-numbering="true" text:style-name="L2">
        <text:list-item>
          <text:p text:style-name="P14"><text:span text:style-name="T9">1 procesas: </text:span><text:span text:style-name="T6">30.4672</text:span></text:p>
        </text:list-item>
        <text:list-item>
          <text:p text:style-name="P12">2 procesai: <text:span text:style-name="T2">16.5753</text:span></text:p>
        </text:list-item>
        <text:list-item>
          <text:p text:style-name="P12">4 procesai: <text:span text:style-name="T2">11.4222</text:span></text:p>
        </text:list-item>
      </text:list>
      <text:h text:style-name="P11" text:outline-level="3"><text:span text:style-name="T9">5</text:span><text:span text:style-name="T8"> naujiems objektams.</text:span></text:h>
      <text:list xml:id="list100255387793557" text:continue-numbering="true" text:style-name="L2">
        <text:list-item>
          <text:p text:style-name="P14"><text:span text:style-name="T9">1 procesas: </text:span><text:span text:style-name="T7">137.184</text:span></text:p>
        </text:list-item>
        <text:list-item>
          <text:p text:style-name="P14"><text:span text:style-name="T9">2 procesai:</text:span><text:span text:style-name="T1"> </text:span><text:span text:style-name="T7">76.6344</text:span></text:p>
        </text:list-item>
        <text:list-item>
          <text:p text:style-name="P14"><text:span text:style-name="T9">4 procesai:</text:span><text:span text:style-name="T3"> </text:span><text:span text:style-name="T7">49.3585</text:span></text:p>
        </text:list-item>
      </text:list>
      <text:h text:style-name="P8" text:outline-level="1"><text:soft-page-break/>3 Užduotis</text:h>
      <text:p text:style-name="P1">Programos pradžioje kviečiamas MPI_INIT, pabaigoje MPI_FINALIZE. Pasirinkta optimizuoti užduotį per evaluateSolution dalį. Apskaičiuojamos pagrindinio ciklo dalys kiekvienam procesui pagal proceso rangą. Ciklas padalijamas į lygias dalis pagal visą procesų skaičių. Lokaliai kiekvienas procesas apskaičiuoja U reikšmę, kurią visi procesai turės susumuoti į bendrą reikšmę.</text:p>
      <text:p text:style-name="P2">U reikšmės sumavimui yra parenkamas 0-inio rango procesas. Jis per MPI_RECV priima U reikšmes iš kiekvieno likusio proceso (kurie siunčia per MPI_SEND) ir kiekvieną gautą reikšmę prideda prie <text:span text:style-name="T14">esamos sumos</text:span>. Komunikuojama vienetiniais double tipo masyvais.</text:p>
      <text:p text:style-name="P2">Vėliau, kad visi procesai turėtų vienodą informaciją, 0-inio rango procesas transliuoja per MPI_BCAST susumuotą U reikšmę ir kiti procesai ją atsiima.</text:p>
      <text:p text:style-name="P4">Visi procesai nuo sukūrimo nuolat vykdo tą pačią programos logiką – išsiskirstymas vyksta tik evaluateSolution ciklo dalyje ir rezultatus spausdina tik 0-inio rango procesas.</text:p>
      <text:h text:style-name="P9" text:outline-level="1">Išvados</text:h>
      <text:p text:style-name="P6">Išlygiagretinus evaluateSolution dalį ir naudojant 4 procesus, galima pasiekti:</text:p>
      <text:list xml:id="list2367661346" text:style-name="L3">
        <text:list-item>
          <text:p text:style-name="P17">2.56 kartų trumpesnį laiką 3-ims naujiems objektams.</text:p>
        </text:list-item>
        <text:list-item>
          <text:p text:style-name="P17">2.67 kartų trumpesnį laiką 4-iems naujiems objektams.</text:p>
        </text:list-item>
        <text:list-item>
          <text:p text:style-name="P17">2.78 kartų trumpesnį laiką 5-iems naujiems objektam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1:45.013482509</meta:creation-date>
    <dc:date>2020-12-03T10:02:54.922338549</dc:date>
    <meta:editing-duration>PT2M5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270" meta:character-count="1913" meta:non-whitespace-character-count="1689"/>
  </office:meta>
</office:document-meta>
</file>